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AD30000035E845E4390.svm" manifest:media-type=""/>
  <manifest:file-entry manifest:full-path="Pictures/20000002000001BF000001211173B39B.eps" manifest:media-type=""/>
  <manifest:file-entry manifest:full-path="Pictures/" manifest:media-type="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TexMathsArgs="14§latex§\begin{table}&#10;\begin{tabular}{c|cccc}&#10;\cline{2-5}&#10;0&amp;0&amp;0&amp;0&amp;1\\&#10;1&amp;1&amp;0&amp;0&amp;1\\&#10;\cline{2-5}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5.418cm" svg:x="0.235cm" svg:y="0.41cm">
          <draw:image xlink:href="Pictures/20000002000001BF000001211173B39B.eps" xlink:type="simple" xlink:show="embed" xlink:actuate="onLoad">
            <text:p/>
          </draw:image>
        </draw:frame>
        <draw:frame draw:style-name="gr2" draw:layer="layout" svg:width="2.443cm" svg:height="1.003cm" svg:x="5.602cm" svg:y="4.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3.878cm" svg:height="1.205cm" svg:x="4.501cm" svg:y="1.488cm">
          <draw:image xlink:href="Pictures/2000000100000AD30000035E845E4390.svm" xlink:type="simple" xlink:show="embed" xlink:actuate="onLoad">
            <text:p/>
          </draw:image>
        </draw:frame>
        <draw:frame draw:style-name="gr2" draw:layer="layout" svg:width="0.426cm" svg:height="0.469cm" svg:x="4.402cm" svg:y="1.02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92cm" svg:height="0.469cm" svg:x="6.37cm" svg:y="0.55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632cm" svg:height="0.469cm" svg:x="5.158cm" svg:y="1.02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632cm" svg:height="0.469cm" svg:x="5.993cm" svg:y="1.02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624cm" svg:height="0.469cm" svg:x="6.796cm" svg:y="1.01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624cm" svg:height="0.469cm" svg:x="7.615cm" svg:y="1.01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2" draw:layer="layout" svg:width="2.411cm" svg:height="0.911cm" svg:x="5.587cm" svg:y="2.698cm">
          <draw:text-box>
            <text:p><text:span text:style-name="T1">عبوری جدول</text:span></text:p>
          </draw:text-box>
        </draw:frame>
        <draw:custom-shape draw:style-name="gr5" draw:text-style-name="P1" draw:layer="layout" svg:width="0.535cm" svg:height="0.535cm" svg:x="5.181cm" svg:y="1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35cm" svg:height="0.535cm" svg:x="6.017cm" svg:y="1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35cm" svg:height="0.535cm" svg:x="6.867cm" svg:y="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35cm" svg:height="0.535cm" svg:x="5.198cm" svg:y="2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535cm" svg:height="0.535cm" svg:x="7.686cm" svg:y="2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2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4T20:12:09</dc:date>
    <dc:creator>kkk </dc:creator>
    <meta:generator>LibreOffice/3.3$Linux LibreOffice_project/330m19$Build-401</meta:generator>
    <meta:editing-duration>PT18H52M51S</meta:editing-duration>
    <meta:editing-cycles>73</meta:editing-cycles>
    <meta:document-statistic meta:object-count="15"/>
  </office:meta>
</office:document-meta>
</file>

<file path=Object 2/content.xml><?xml version="1.0" encoding="utf-8"?>
<math xmlns="http://www.w3.org/1998/Math/MathML">
  <semantics>
    <mtable>
      <mtr>
        <mtd>
          <mrow>
            <mi>Q</mi>
            <mo stretchy="false">=</mo>
            <mover accent="true">
              <mrow>
                <mi>R</mi>
                <mo stretchy="false">+</mo>
                <mover accent="true">
                  <mrow>
                    <mi>S</mi>
                    <mo stretchy="false">+</mo>
                    <mi>q</mi>
                  </mrow>
                  <mo>¯</mo>
                </mover>
              </mrow>
              <mo>¯</mo>
            </mover>
          </mrow>
        </mtd>
      </mtr>
      <mtr>
        <mtd>
          <mrow>
            <mrow>
              <mphantom>
                <mstyle>
                  <mrow>
                    <mi>Q</mi>
                  </mrow>
                </mstyle>
              </mphantom>
              <mo stretchy="false">=</mo>
              <mover accent="true">
                <mi>R</mi>
                <mo>¯</mo>
              </mover>
            </mrow>
            <mrow>
              <mi>S</mi>
              <mo stretchy="false">+</mo>
              <mover accent="true">
                <mi>R</mi>
                <mo>¯</mo>
              </mover>
            </mrow>
            <mi>q</mi>
          </mrow>
        </mtd>
      </mtr>
    </mtable>
    <annotation encoding="StarMath 5.0">stack{
alignl Q=overline{R+overline{S+q}} #
alignl phantom{Q}=overline{R} S + overline{R} q
}</annotation>
  </semantics>
</math>
</file>

<file path=Object 3/content.xml><?xml version="1.0" encoding="utf-8"?>
<math xmlns="http://www.w3.org/1998/Math/MathML">
  <semantics>
    <mi>q</mi>
    <annotation encoding="StarMath 5.0">q</annotation>
  </semantics>
</math>
</file>

<file path=Object 4/content.xml><?xml version="1.0" encoding="utf-8"?>
<math xmlns="http://www.w3.org/1998/Math/MathML">
  <semantics>
    <mi mathvariant="italic">SR</mi>
    <annotation encoding="StarMath 5.0">SR</annotation>
  </semantics>
</math>
</file>

<file path=Object 5/content.xml><?xml version="1.0" encoding="utf-8"?>
<math xmlns="http://www.w3.org/1998/Math/MathML">
  <semantics>
    <mn>00</mn>
    <annotation encoding="StarMath 5.0">00</annotation>
  </semantics>
</math>
</file>

<file path=Object 6/content.xml><?xml version="1.0" encoding="utf-8"?>
<math xmlns="http://www.w3.org/1998/Math/MathML">
  <semantics>
    <mn>01</mn>
    <annotation encoding="StarMath 5.0">01</annotation>
  </semantics>
</math>
</file>

<file path=Object 7/content.xml><?xml version="1.0" encoding="utf-8"?>
<math xmlns="http://www.w3.org/1998/Math/MathML">
  <semantics>
    <mn>11</mn>
    <annotation encoding="StarMath 5.0">11</annotation>
  </semantics>
</math>
</file>

<file path=Object 8/content.xml><?xml version="1.0" encoding="utf-8"?>
<math xmlns="http://www.w3.org/1998/Math/MathML">
  <semantics>
    <mn>10</mn>
    <annotation encoding="StarMath 5.0">10</annotation>
  </semantics>
</math>
</file>